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5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es</text:p>
          </table:table-cell>
          <table:table-cell table:number-columns-repeated="6"/>
          <table:table-cell office:value-type="string" calcext:value-type="string">
            <text:p>Direct Probability</text:p>
          </table:table-cell>
          <table:table-cell table:number-columns-repeated="4"/>
          <table:table-cell office:value-type="string" calcext:value-type="string">
            <text:p>FC7 laye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  <table:table-cell table:number-columns-repeated="5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203" calcext:value-type="float">
            <text:p>203</text:p>
          </table:table-cell>
          <table:table-cell table:formula="of:=[.I5]/[.$K$3]" office:value-type="float" office:value="0.634375" calcext:value-type="float">
            <text:p>0.6343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75" calcext:value-type="float">
            <text:p>175</text:p>
          </table:table-cell>
          <table:table-cell table:formula="of:=[.N5]/[.$K$3]" office:value-type="float" office:value="0.546875" calcext:value-type="float">
            <text:p>0.5468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I6]/[.$K$3]" office:value-type="float" office:value="0.759375" calcext:value-type="float">
            <text:p>0.75937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N6]/[.$K$3]" office:value-type="float" office:value="0.759375" calcext:value-type="float">
            <text:p>0.75937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64" calcext:value-type="float">
            <text:p>264</text:p>
          </table:table-cell>
          <table:table-cell table:formula="of:=[.I7]/[.$K$3]" office:value-type="float" office:value="0.825" calcext:value-type="float">
            <text:p>0.82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87" calcext:value-type="float">
            <text:p>287</text:p>
          </table:table-cell>
          <table:table-cell table:formula="of:=[.N7]/[.$K$3]" office:value-type="float" office:value="0.896875" calcext:value-type="float">
            <text:p>0.89687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formula="of:=[.I8]/[.$K$3]" office:value-type="float" office:value="0.921875" calcext:value-type="float">
            <text:p>0.921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13" calcext:value-type="float">
            <text:p>313</text:p>
          </table:table-cell>
          <table:table-cell table:formula="of:=[.N8]/[.$K$3]" office:value-type="float" office:value="0.978125" calcext:value-type="float">
            <text:p>0.97812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302" calcext:value-type="float">
            <text:p>302</text:p>
          </table:table-cell>
          <table:table-cell table:formula="of:=[.I9]/[.$K$3]" office:value-type="float" office:value="0.94375" calcext:value-type="float">
            <text:p>0.9437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6" calcext:value-type="float">
            <text:p>316</text:p>
          </table:table-cell>
          <table:table-cell table:formula="of:=[.N9]/[.$K$3]" office:value-type="float" office:value="0.9875" calcext:value-type="float">
            <text:p>0.987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  <table:table-cell table:number-columns-repeated="3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  <table:table-cell table:number-columns-repeated="3"/>
          <table:table-cell office:value-type="string" calcext:value-type="string">
            <text:p>FC8 layer</text:p>
          </table:table-cell>
          <table:table-cell table:number-columns-repeated="4"/>
          <table:table-cell office:value-type="string" calcext:value-type="string">
            <text:p>FC8 layer spliced ---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5" calcext:value-type="float">
            <text:p>0.95</text:p>
          </table:table-cell>
          <table:table-cell office:value-type="float" office:value="271" calcext:value-type="float">
            <text:p>271</text:p>
          </table:table-cell>
          <table:table-cell table:formula="of:=[.I15]/[.$K$3]" office:value-type="float" office:value="0.846875" calcext:value-type="float">
            <text:p>0.8468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298" calcext:value-type="float">
            <text:p>298</text:p>
          </table:table-cell>
          <table:table-cell table:formula="of:=[.N15]/[.$K$3]" office:value-type="float" office:value="0.93125" calcext:value-type="float">
            <text:p>0.9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" calcext:value-type="float">
            <text:p>0.9</text:p>
          </table:table-cell>
          <table:table-cell office:value-type="float" office:value="288" calcext:value-type="float">
            <text:p>288</text:p>
          </table:table-cell>
          <table:table-cell table:formula="of:=[.I16]/[.$K$3]" office:value-type="float" office:value="0.9" calcext:value-type="float">
            <text:p>0.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05" calcext:value-type="float">
            <text:p>305</text:p>
          </table:table-cell>
          <table:table-cell table:formula="of:=[.N16]/[.$K$3]" office:value-type="float" office:value="0.953125" calcext:value-type="float">
            <text:p>0.95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table:formula="of:=[.I17]/[.$K$3]" office:value-type="float" office:value="0.975" calcext:value-type="float">
            <text:p>0.97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14" calcext:value-type="float">
            <text:p>314</text:p>
          </table:table-cell>
          <table:table-cell table:formula="of:=[.N17]/[.$K$3]" office:value-type="float" office:value="0.98125" calcext:value-type="float">
            <text:p>0.98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  <table:table-cell table:formula="of:=[.I18]/[.$K$3]" office:value-type="float" office:value="0.9875" calcext:value-type="float">
            <text:p>0.9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20" calcext:value-type="float">
            <text:p>320</text:p>
          </table:table-cell>
          <table:table-cell table:formula="of:=[.N18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I19]/[.$K$3]"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N19]/[.$K$3]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2:03:56.372344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6-02T14:43:56.245808145</dc:date>
    <meta:editing-duration>PT2H47M51S</meta:editing-duration>
    <meta:editing-cycles>6</meta:editing-cycles>
    <meta:document-statistic meta:table-count="1" meta:cell-count="134" meta:object-count="0"/>
  </office:meta>
</office:document-meta>
</file>